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4.71cm" fo:min-width="7.372cm" fo:padding-top="0.152cm" fo:padding-bottom="0.152cm" fo:padding-left="0.277cm" fo:padding-right="0.277cm" fo:wrap-option="wrap" loext:decorative="false"/>
    </style:style>
    <style:style style:name="gr2" style:family="graphic" style:parent-style-name="standard">
      <style:graphic-properties svg:stroke-width="0.423cm" svg:stroke-color="#999999" draw:marker-start-width="0.832cm" draw:marker-end-width="0.832cm" svg:stroke-linecap="round" draw:textarea-vertical-align="middle" fo:padding-top="0.334cm" fo:padding-bottom="0.334cm" fo:padding-left="0.459cm" fo:padding-right="0.459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05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Ubuntu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26cm" svg:height="5.614cm" svg:x="0.198cm" svg:y="0.2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2" draw:layer="layout" svg:width="3.043cm" svg:height="3.043cm" draw:transform="skewX (-0.000349065850398995) rotate (0.785223630472249) translate (2.439cm 3.034cm)" draw:kind="arc" draw:start-angle="89.87" draw:end-angle="180.58">
          <text:p/>
        </draw:circle>
        <draw:circle draw:style-name="gr2" draw:text-style-name="P2" draw:layer="layout" svg:width="4.226cm" svg:height="4.226cm" draw:transform="skewX (-0.000174532925199453) rotate (0.785223630472249) translate (1.596cm 3.03cm)" draw:kind="arc" draw:start-angle="89.87" draw:end-angle="180.58">
          <text:p/>
        </draw:circle>
        <draw:circle draw:style-name="gr2" draw:text-style-name="P2" draw:layer="layout" svg:width="5.505cm" svg:height="5.505cm" draw:transform="skewX (0.000349065850398854) rotate (0.785572696322648) translate (0.686cm 3.026cm)" draw:kind="arc" draw:start-angle="89.87" draw:end-angle="180.58">
          <text:p/>
        </draw:circle>
        <draw:circle draw:style-name="gr2" draw:text-style-name="P2" draw:layer="layout" svg:width="6.783cm" svg:height="6.783cm" draw:transform="skewX (0.000174532925199451) rotate (0.785572696322648) translate (-0.224cm 3.021cm)" draw:kind="arc" draw:start-angle="89.87" draw:end-angle="180.58">
          <text:p/>
        </draw:circle>
        <draw:frame draw:style-name="gr3" draw:text-style-name="P3" draw:layer="layout" svg:width="3.675cm" svg:height="2.309cm" svg:x="4.38cm" svg:y="2.016cm">
          <draw:text-box>
            <text:p text:style-name="P2"><text:span text:style-name="T1">NFC</text:span></text:p>
            <text:p text:style-name="P2"><text:span text:style-name="T1">Car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22:00:38.977574455</meta:creation-date>
    <dc:date>2025-11-19T22:09:04.902838862</dc:date>
    <meta:editing-duration>PT5M36S</meta:editing-duration>
    <meta:editing-cycles>2</meta:editing-cycles>
    <meta:generator>LibreOffice/24.2.7.2$Linux_X86_64 LibreOffice_project/420$Build-2</meta:generator>
    <meta:document-statistic meta:object-count="6"/>
  </office:meta>
</office:document-meta>
</file>